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106"/>
    <style:style style:name="P3" style:family="paragraph" style:parent-style-name="Standard">
      <style:paragraph-properties fo:margin-left="0.9846in" fo:margin-right="0in" fo:text-indent="0in" style:auto-text-indent="false"/>
    </style:style>
    <style:style style:name="P4" style:family="paragraph" style:parent-style-name="Text_20_body" style:list-style-name="L16"/>
    <style:style style:name="P5" style:family="paragraph" style:parent-style-name="Text_20_body" style:list-style-name="L18"/>
    <style:style style:name="P6" style:family="paragraph" style:parent-style-name="Text_20_body" style:list-style-name="L53"/>
    <style:style style:name="P7" style:family="paragraph" style:parent-style-name="Text_20_body" style:list-style-name="L106"/>
    <style:style style:name="P8" style:family="paragraph" style:parent-style-name="Text_20_body" style:list-style-name="L107">
      <style:text-properties officeooo:paragraph-rsid="00127c8a"/>
    </style:style>
    <style:style style:name="P9" style:family="paragraph" style:parent-style-name="Text_20_body">
      <style:paragraph-properties fo:margin-left="0.9846in" fo:margin-right="0in" fo:text-indent="0in" style:auto-text-indent="false"/>
    </style:style>
    <style:style style:name="P10" style:family="paragraph" style:parent-style-name="Text_20_body">
      <style:paragraph-properties fo:margin-left="0.9846in" fo:margin-right="0in" fo:text-indent="0in" style:auto-text-indent="false"/>
      <style:text-properties fo:font-style="italic" style:font-style-asian="italic" style:font-style-complex="italic"/>
    </style:style>
    <style:style style:name="P11" style:family="paragraph" style:parent-style-name="Text_20_body">
      <style:paragraph-properties fo:margin-left="0.9846in" fo:margin-right="0in" fo:text-indent="0in" style:auto-text-indent="false"/>
      <style:text-properties officeooo:paragraph-rsid="00127c8a"/>
    </style:style>
    <style:style style:name="P12" style:family="paragraph" style:list-style-name="L1"/>
    <style:style style:name="P13" style:family="paragraph" style:list-style-name="L52"/>
    <style:style style:name="P14" style:family="paragraph" style:list-style-name="L7"/>
    <style:style style:name="P15" style:family="paragraph" style:list-style-name="L8"/>
    <style:style style:name="P16" style:family="paragraph" style:list-style-name="L9"/>
    <style:style style:name="P17" style:family="paragraph" style:list-style-name="L17"/>
    <style:style style:name="P18" style:family="paragraph" style:list-style-name="L28"/>
    <style:style style:name="P19" style:family="paragraph" style:list-style-name="L29"/>
    <style:style style:name="P20" style:family="paragraph" style:list-style-name="L32"/>
    <style:style style:name="P21" style:family="paragraph" style:list-style-name="L33"/>
    <style:style style:name="P22" style:family="paragraph" style:list-style-name="L34">
      <style:text-properties style:text-line-through-style="solid" fo:font-weight="bold" style:font-weight-asian="bold" style:font-weight-complex="bold"/>
    </style:style>
    <style:style style:name="P23" style:family="paragraph" style:list-style-name="L35"/>
    <style:style style:name="P24" style:family="paragraph" style:list-style-name="L48"/>
    <style:style style:name="P25" style:family="paragraph" style:list-style-name="L49"/>
    <style:style style:name="P26" style:family="paragraph" style:list-style-name="L31">
      <style:text-properties fo:font-style="italic" style:font-style-asian="italic" style:font-style-complex="italic"/>
    </style:style>
    <style:style style:name="P27" style:family="paragraph" style:list-style-name="L52">
      <style:text-properties fo:font-style="normal" style:font-style-asian="normal" style:font-style-complex="normal"/>
    </style:style>
    <style:style style:name="P28" style:family="paragraph" style:list-style-name="L106"/>
    <style:style style:name="P29" style:family="paragraph" style:list-style-name="L106">
      <style:text-properties officeooo:paragraph-rsid="000e179d"/>
    </style:style>
    <style:style style:name="P30" style:family="paragraph" style:list-style-name="L30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style:text-underline-style="none"/>
    </style:style>
    <style:style style:name="T11" style:family="text">
      <style:text-properties officeooo:rsid="000e179d"/>
    </style:style>
    <style:style style:name="T12" style:family="text">
      <style:text-properties officeooo:rsid="0010f9ba"/>
    </style:style>
    <style:style style:name="T13" style:family="text">
      <style:text-properties officeooo:rsid="00111877"/>
    </style:style>
    <style:style style:name="T14" style:family="text">
      <style:text-properties officeooo:rsid="0011b554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7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7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8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9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0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1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2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4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5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6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7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8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9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0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6">Step by Step, using a local Instance, with the dbDump from CDS loaded onto it, curate:</text:span></text:p>
      <text:p text:style-name="Standard"><text:span text:style-name="T6"/></text:p>
      <text:section text:style-name="Sect1" text:name="magicdomid5">
        <text:list xml:id="list359129271" text:style-name="L1">
          <text:list-item>
            <text:p><text:span text:style-name="T1">Authors List </text:span>-&gt; get the most important ones (like out of 10,000) using this <text:a xlink:type="simple" xlink:href="http://inspirehep.net/info/hep/stats/topcites/index">http://inspirehep.net/info/hep/stats/topcites/index</text:a></text:p>
          </text:list-item>
        </text:list>
      </text:section>
      <text:section text:style-name="Sect1" text:name="magicdomid6">
        <text:p text:style-name="Text_20_body"><text:tab/><text:span text:style-name="T3">How to get a list of authors:</text:span></text:p>
      </text:section>
      <text:section text:style-name="Sect1" text:name="magicdomid7">
        <text:list xml:id="list1324561044" text:style-name="L52">
          <text:list-item>
            <text:p><text:a xlink:type="simple" xlink:href="https://inspirehep.net/search?ln=en&amp;p=&amp;ot=100__a&amp;rg=250&amp;action_search=Search"><text:span text:style-name="T7">https://inspirehep.net/search?ln=en&amp;p=&amp;ot=100__a&amp;rg=250&amp;action_search=Search</text:span></text:a></text:p>
          </text:list-item>
        </text:list>
      </text:section>
      <text:section text:style-name="Sect1" text:name="magicdomid8">
        <text:list xml:id="list295068984" text:continue-numbering="true" text:style-name="L52">
          <text:list-item>
            <text:p>with jrec parameter we can handle pagination.</text:p>
          </text:list-item>
        </text:list>
      </text:section>
      <text:section text:style-name="Sect1" text:name="magicdomid9">
        <text:list xml:id="list1779518963" text:continue-numbering="true" text:style-name="L52">
          <text:list-item>
            <text:p><text:span text:style-name="T12">The metdata field </text:span>“ ot = <text:span text:style-name="T14">['</text:span>100__<text:span text:style-name="T14">','</text:span><text:span text:style-name="T13">700__</text:span><text:span text:style-name="T14">'] </text:span>” &gt;&gt; gives all the authors, not just a single, primary one</text:p>
          </text:list-item>
        </text:list>
      </text:section>
      <text:section text:style-name="Sect1" text:name="magicdomid10">
        <text:list xml:id="list915368621" text:continue-numbering="true" text:style-name="L52">
          <text:list-item>
            <text:p><text:a xlink:type="simple" xlink:href="https://pcuds54.cern.ch/search?ln=en&amp;p=&amp;ot=%27001__,100__,700__,710__%27&amp;rg=200&amp;action_search=Search&amp;c=Drafts"><text:span text:style-name="T7">https://pcuds54.cern.ch/search?ln=en&amp;p=&amp;ot=%27001__,100__,700__,710__%27&amp;rg=200&amp;action_search=Search&amp;c=Drafts</text:span></text:a></text:p>
          </text:list-item>
        </text:list>
      </text:section>
      <text:section text:style-name="Sect1" text:name="magicdomid11">
        <text:list xml:id="list871350040" text:style-name="L7">
          <text:list-item>
            <text:p><text:span text:style-name="T1">Keywords, Authors and Article Topic Correlations </text:span>--&gt; JSON file</text:p>
          </text:list-item>
        </text:list>
      </text:section>
      <text:section text:style-name="Sect1" text:name="magicdomid12">
        <text:list xml:id="list848005290" text:style-name="L8">
          <text:list-item>
            <text:p><text:span text:style-name="T1">Photographs of Physicists</text:span> (if not present, then their names)</text:p>
          </text:list-item>
        </text:list>
      </text:section>
      <text:section text:style-name="Sect1" text:name="magicdomid13">
        <text:list xml:id="list145557694" text:style-name="L9">
          <text:list-item>
            <text:p><text:span text:style-name="T1">Introduce PyBossa somehow, somewhere, for filtering out the keywords</text:span>.</text:p>
          </text:list-item>
        </text:list>
      </text:section>
      <text:section text:style-name="Sect1" text:name="magicdomid14">
        <text:list xml:id="list1423719064" text:style-name="L53">
          <text:list-item>
            <text:p text:style-name="P6">THE LIST OF KEYWORDS used by CERN -&gt; <text:a xlink:type="simple" xlink:href="http://www-library.desy.de/schlagw2.html">http://www-library.desy.de/schlagw2.html</text:a></text:p>
          </text:list-item>
        </text:list>
      </text:section>
      <text:section text:style-name="Sect1" text:name="magicdomid15">
        <text:list xml:id="list1740425905" text:continue-numbering="true" text:style-name="L53">
          <text:list-item>
            <text:p text:style-name="P6">its usage <text:a xlink:type="simple" xlink:href="https://invenio-demo.cern.ch/help/hacking/bibclassify-hep-taxonomy">https://invenio-demo.cern.ch/help/hacking/bibclassify-hep-taxonomy</text:a>  &amp; <text:a xlink:type="simple" xlink:href="https://invenio-demo.cern.ch/help/admin/bibclassify-admin-guide">https://invenio-demo.cern.ch/help/admin/bibclassify-admin-guide</text:a></text:p>
          </text:list-item>
        </text:list>
      </text:section>
      <text:section text:style-name="Sect1" text:name="magicdomid16">
        <text:list xml:id="list117544830" text:continue-numbering="true" text:style-name="L53">
          <text:list-item>
            <text:p text:style-name="P6"><text:a xlink:type="simple" xlink:href="http://invenio-software.org/code-browser/invenio.bibclassify_engine-module.html#extract_single_keywords">http://invenio-software.org/code-browser/invenio.bibclassify_engine-module.html#extract_single_keywords</text:a></text:p>
          </text:list-item>
        </text:list>
      </text:section>
      <text:section text:style-name="Sect1" text:name="magicdomid17">
        <text:list xml:id="list1175714873" text:continue-numbering="true" text:style-name="L53">
          <text:list-item>
            <text:p text:style-name="P6">/invenio/modules/bibclassify/doc/hacking/bibclassify-hep-taxonomy.webdoc</text:p>
          </text:list-item>
        </text:list>
      </text:section>
      <text:section text:style-name="Sect1" text:name="magicdomid18">
        <text:list xml:id="list1681601196" text:continue-numbering="true" text:style-name="L53">
          <text:list-item>
            <text:p text:style-name="P6">also check <text:a xlink:type="simple" xlink:href="http://www-library.desy.de/notwords.html">http://www-library.desy.de/notwords.html</text:a> &amp; <text:a xlink:type="simple" xlink:href="http://www-library.desy.de/guide1.html">http://www-library.desy.de/guide1.html</text:a></text:p>
          </text:list-item>
        </text:list>
      </text:section>
      <text:section text:style-name="Sect1" text:name="magicdomid19">
        <text:list xml:id="list910085770" text:continue-numbering="true" text:style-name="L53">
          <text:list-item>
            <text:p text:style-name="P6">invenio/modules/bibclassify/etc/test.rdf </text:p>
          </text:list-item>
        </text:list>
      </text:section>
      <text:section text:style-name="Sect1" text:name="magicdomid20">
        <text:list xml:id="list345156867" text:style-name="L16">
          <text:list-item>
            <text:p text:style-name="P4"><text:span text:style-name="T1">Decide a Visualization</text:span> and format the input accordingly.</text:p>
          </text:list-item>
        </text:list>
      </text:section>
      <text:section text:style-name="Sect1" text:name="magicdomid21">
        <text:list xml:id="list1836038613" text:style-name="L17">
          <text:list-item>
            <text:p>Implement such an interface that makes it <text:span text:style-name="T1">impressive and comprehensible for both Physicists and normal Users</text:span>. (somehow linking the cause and impact of the Physics being shown)</text:p>
          </text:list-item>
        </text:list>
      </text:section>
      <text:section text:style-name="Sect1" text:name="magicdomid22">
        <text:p text:style-name="Standard"><text:line-break/></text:p>
      </text:section>
      <text:section text:style-name="Sect1" text:name="magicdomid23">
        <text:p text:style-name="P1">Addition Information:</text:p>
      </text:section>
      <text:section text:style-name="Sect1" text:name="magicdomid24">
        <text:p text:style-name="Standard"><text:line-break/><text:span text:style-name="T9">Primary metdata requirements are:</text:span></text:p>
      </text:section>
      <text:section text:style-name="Sect1" text:name="magicdomid26">
        <text:list xml:id="list868622167" text:style-name="L106">
          <text:list-header>
            <text:p text:style-name="P2"/>
          </text:list-header>
        </text:list>
      </text:section>
      <text:section text:style-name="Sect1" text:name="magicdomid27">
        <text:list xml:id="list1562610511" text:continue-numbering="true" text:style-name="L106">
          <text:list-item>
            <text:p text:style-name="P7">T<text:span text:style-name="T11">itle</text:span></text:p>
          </text:list-item>
          <text:list-item>
            <text:p><text:span text:style-name="T11">Record_id</text:span></text:p>
          </text:list-item>
        </text:list>
      </text:section>
      <text:section text:style-name="Sect1" text:name="magicdomid28">
        <text:list xml:id="list1375152283" text:continue-numbering="true" text:style-name="L106">
          <text:list-item>
            <text:p text:style-name="P7">Author(s)</text:p>
          </text:list-item>
        </text:list>
      </text:section>
      <text:section text:style-name="Sect1" text:name="magicdomid29">
        <text:list xml:id="list798649994" text:continue-numbering="true" text:style-name="L106">
          <text:list-item>
            <text:p text:style-name="P7">Abstract</text:p>
          </text:list-item>
        </text:list>
      </text:section>
      <text:section text:style-name="Sect1" text:name="magicdomid30">
        <text:list xml:id="list2061019065" text:continue-numbering="true" text:style-name="L106">
          <text:list-item>
            <text:p text:style-name="P7">Citations</text:p>
          </text:list-item>
        </text:list>
      </text:section>
      <text:section text:style-name="Sect1" text:name="magicdomid31">
        <text:list xml:id="list451528537" text:continue-numbering="true" text:style-name="L106">
          <text:list-item>
            <text:p text:style-name="P7"><text:soft-page-break/>Year</text:p>
          </text:list-item>
        </text:list>
      </text:section>
      <text:section text:style-name="Sect1" text:name="magicdomid32">
        <text:list xml:id="list1558854887" text:continue-numbering="true" text:style-name="L106">
          <text:list-item>
            <text:p text:style-name="P7">References</text:p>
          </text:list-item>
        </text:list>
      </text:section>
      <text:section text:style-name="Sect1" text:name="magicdomid33">
        <text:list xml:id="list926119172" text:continue-numbering="true" text:style-name="L106">
          <text:list-item>
            <text:p text:style-name="P7">Top Cites, yearly distributed index(if possible)</text:p>
          </text:list-item>
        </text:list>
      </text:section>
      <text:section text:style-name="Sect1" text:name="magicdomid34">
        <text:list xml:id="list162434148" text:continue-numbering="true" text:style-name="L106">
          <text:list-item>
            <text:p text:style-name="P7">keywords list per record (if it exists?)</text:p>
          </text:list-item>
        </text:list>
      </text:section>
      <text:section text:style-name="Sect1" text:name="magicdomid35">
        <text:list xml:id="list557004044" text:continue-numbering="true" text:style-name="L106">
          <text:list-item>
            <text:p text:style-name="P7">A link to plain text downloads for all records</text:p>
          </text:list-item>
        </text:list>
      </text:section>
      <text:section text:style-name="Sect1" text:name="magicdomid40">
        <text:p text:style-name="Standard"><text:line-break/></text:p>
      </text:section>
      <text:section text:style-name="Sect1" text:name="magicdomid41">
        <text:p text:style-name="P1">BottleNecks - Things to figure out:</text:p>
        <text:p text:style-name="P1"/>
      </text:section>
      <text:section text:style-name="Sect1" text:name="magicdomid42">
        <text:list xml:id="list732544585" text:style-name="L30">
          <text:list-item>
            <text:p>way of bypassing Hourly Rate Limits </text:p>
          </text:list-item>
        </text:list>
      </text:section>
      <text:section text:style-name="Sect1" text:name="magicdomid43">
        <text:list xml:id="list597174146" text:style-name="L31">
          <text:list-header>
            <text:p>edit conf files??</text:p>
          </text:list-header>
        </text:list>
      </text:section>
      <text:section text:style-name="Sect1" text:name="magicdomid44">
        <text:list xml:id="list1828385737" text:style-name="L32">
          <text:list-header>
            <text:p/>
          </text:list-header>
        </text:list>
      </text:section>
      <text:section text:style-name="Sect1" text:name="magicdomid45">
        <text:list xml:id="list774343658" text:style-name="L33">
          <text:list-item>
            <text:p><text:span text:style-name="T1">Solve </text:span><text:a xlink:type="simple" xlink:href="https://pcuds54.cern.ch/search?action=Search&amp;p=Ahmad%2C+Raja&amp;f=author"><text:span text:style-name="T1">https://pcuds54.cern.ch/search?action=Search&amp;p=Ahmad%2C+Raja&amp;f=author</text:span></text:a><text:span text:style-name="T1">  &lt;&lt; author not being searched. will probably be alright after a run of bibindex. check bibsched regularly</text:span></text:p>
          </text:list-item>
        </text:list>
      </text:section>
      <text:section text:style-name="Sect1" text:name="magicdomid46">
        <text:p text:style-name="Standard"><text:line-break/></text:p>
      </text:section>
      <text:section text:style-name="Sect1" text:name="magicdomid47">
        <text:list xml:id="list171564280" text:style-name="L34">
          <text:list-item>
            <text:p>way of bypassing the now 200 result return limit.</text:p>
          </text:list-item>
        </text:list>
      </text:section>
      <text:section text:style-name="Sect1" text:name="magicdomid48">
        <text:list xml:id="list315705986" text:style-name="L35">
          <text:list-header>
            <text:p> -&gt; Edit invenio.conf and go to </text:p>
          </text:list-header>
        </text:list>
      </text:section>
      <text:section text:style-name="Sect1" text:name="magicdomid49">
        <text:p text:style-name="P9"/>
      </text:section>
      <text:section text:style-name="Sect1" text:name="magicdomid50">
        <text:p text:style-name="P9">## CFG_WEBSEARCH_DEF_RECORDS_IN_GROUPS -- the default number of</text:p>
      </text:section>
      <text:section text:style-name="Sect1" text:name="magicdomid51">
        <text:p text:style-name="P9">## records to display per page in the search results pages.</text:p>
      </text:section>
      <text:section text:style-name="Sect1" text:name="magicdomid52">
        <text:p text:style-name="P9">CFG_WEBSEARCH_DEF_RECORDS_IN_GROUPS = 10</text:p>
      </text:section>
      <text:section text:style-name="Sect1" text:name="magicdomid53">
        <text:p text:style-name="P9"/>
      </text:section>
      <text:section text:style-name="Sect1" text:name="magicdomid54">
        <text:p text:style-name="P9">## CFG_WEBSEARCH_MAX_RECORDS_IN_GROUPS -- in order to limit denial of</text:p>
      </text:section>
      <text:section text:style-name="Sect1" text:name="magicdomid55">
        <text:p text:style-name="P9">## service attacks the total number of records per group displayed as a</text:p>
      </text:section>
      <text:section text:style-name="Sect1" text:name="magicdomid56">
        <text:p text:style-name="P9">## result of a search query will be limited to this number. Only the superuser</text:p>
      </text:section>
      <text:section text:style-name="Sect1" text:name="magicdomid57">
        <text:p text:style-name="P9">## queries will not be affected by this limit.</text:p>
      </text:section>
      <text:section text:style-name="Sect1" text:name="magicdomid58">
        <text:p text:style-name="P9">CFG_WEBSEARCH_MAX_RECORDS_IN_GROUPS = 200</text:p>
      </text:section>
      <text:section text:style-name="Sect1" text:name="magicdomid59">
        <text:p text:style-name="P9"/>
      </text:section>
      <text:section text:style-name="Sect1" text:name="magicdomid60">
        <text:p text:style-name="P10">Voila! change the numbers! So, now map the dbDump onto local instance and change your numbers and finally just query local instance for returning larger number of records.</text:p>
      </text:section>
      <text:section text:style-name="Sect1" text:name="magicdomid61">
        <text:p text:style-name="P3"><text:line-break/></text:p>
      </text:section>
      <text:section text:style-name="Sect1" text:name="magicdomid62">
        <text:list xml:id="list1285514698" text:style-name="L48">
          <text:list-item>
            <text:p>Eliminate Admin rights, so anyone could generate keywords from a document --&gt; <text:a xlink:type="simple" xlink:href="https://pcuds54.cern.ch/record/91/keywords">https://pcuds54.cern.ch/record/91/keywords</text:a> (CERN internal link - not accessible outside, just in case)</text:p>
          </text:list-item>
        </text:list>
      </text:section>
      <text:section text:style-name="Sect1" text:name="magicdomid63">
        <text:p text:style-name="Standard"><text:soft-page-break/><text:line-break/></text:p>
      </text:section>
      <text:section text:style-name="Sect1" text:name="magicdomid64">
        <text:list xml:id="list1828324059" text:style-name="L49">
          <text:list-item>
            <text:p>Make an API or a script that queries the server in a way that doesnt put load on CERN's servers. (we are mapping 1M records now for God's sake! :'D )</text:p>
          </text:list-item>
        </text:list>
      </text:section>
      <text:section text:style-name="Sect1" text:name="magicdomid65">
        <text:p text:style-name="Standard"><text:line-break/></text:p>
      </text:section>
      <text:section text:style-name="Sect1" text:name="magicdomid66">
        <text:list xml:id="list617390121" text:style-name="L107">
          <text:list-item>
            <text:p text:style-name="P8">Bibclassify's Keyword error investigation  </text:p>
          </text:list-item>
        </text:list>
        <text:p text:style-name="P11">--&gt; [ AttributeError: 'BibDocFile' object has no attribute 'doctype' (bibclassify_daemon.py:356:_analyze_documents) ]</text:p>
      </text:section>
      <text:section text:style-name="Sect1" text:name="magicdomid67">
        <text:p text:style-name="P9"><text:span text:style-name="T2"> --&gt; use help from </text:span><text:a xlink:type="simple" xlink:href="http://invenio-demo.cern.ch/help/admin/bibclassify-admin-guide"><text:span text:style-name="T2">http://invenio-demo.cern.ch/help/admin/bibclassify-admin-guide</text:span></text:a></text:p>
      </text:section>
      <text:section text:style-name="Sect1" text:name="magicdomid68">
        <text:p text:style-name="Standard"><text:line-break/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chit </meta:initial-creator>
    <meta:creation-date>2013-08-02T21:16:41</meta:creation-date>
    <dc:date>2013-08-02T21:25:11</dc:date>
    <dc:creator>Archit </dc:creator>
    <meta:editing-duration>PT2M7S</meta:editing-duration>
    <meta:editing-cycles>6</meta:editing-cycles>
    <meta:generator>LibreOffice/3.6$Linux_X86_64 LibreOffice_project/360m1$Build-2</meta:generator>
    <meta:document-statistic meta:table-count="0" meta:image-count="0" meta:object-count="0" meta:page-count="3" meta:paragraph-count="57" meta:word-count="448" meta:character-count="3394" meta:non-whitespace-character-count="3020"/>
  </office:meta>
</office:document-meta>
</file>